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T1" style:family="text">
      <style:text-properties officeooo:rsid="000fb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3">#include &lt;stdio.h&gt;</text:p>
      <text:p text:style-name="P3">int a[100],n;</text:p>
      <text:p text:style-name="P3">int partition (int low, int high)</text:p>
      <text:p text:style-name="P3">{</text:p>
      <text:p text:style-name="P3"><text:s text:c="4"/>int i,j,pivot,temp;</text:p>
      <text:p text:style-name="P3"><text:s text:c="4"/>i=low;</text:p>
      <text:p text:style-name="P3"><text:s text:c="4"/>j=high;</text:p>
      <text:p text:style-name="P3"><text:s text:c="4"/>pivot=a[low];</text:p>
      <text:p text:style-name="P3"><text:s text:c="4"/>while(i&lt;=j)</text:p>
      <text:p text:style-name="P3"><text:s text:c="4"/>{</text:p>
      <text:p text:style-name="P3"><text:s text:c="8"/>while(a[i]&lt;=pivot &amp;&amp; i&lt;=n)</text:p>
      <text:p text:style-name="P3"><text:s text:c="12"/>i++;</text:p>
      <text:p text:style-name="P3"><text:s text:c="8"/>while(a[j]&gt;pivot &amp;&amp; j&gt;=0)</text:p>
      <text:p text:style-name="P3"><text:s text:c="12"/>j--;</text:p>
      <text:p text:style-name="P3"><text:s text:c="8"/>if(i&lt;j)</text:p>
      <text:p text:style-name="P3"><text:s text:c="8"/>{</text:p>
      <text:p text:style-name="P3"><text:s text:c="12"/>temp=a[i];</text:p>
      <text:p text:style-name="P3"><text:s text:c="12"/>a[i]=a[j];</text:p>
      <text:p text:style-name="P3"><text:s text:c="12"/>a[j]=temp;</text:p>
      <text:p text:style-name="P3"><text:s text:c="8"/>}</text:p>
      <text:p text:style-name="P3"><text:s text:c="8"/>else</text:p>
      <text:p text:style-name="P3"><text:s text:c="8"/>{</text:p>
      <text:p text:style-name="P3"><text:s text:c="12"/>temp=a[j];</text:p>
      <text:p text:style-name="P3"><text:s text:c="12"/>a[j]=a[low];</text:p>
      <text:p text:style-name="P3"><text:s text:c="12"/>a[low]=temp;</text:p>
      <text:p text:style-name="P3"><text:s text:c="8"/>}</text:p>
      <text:p text:style-name="P3"><text:s text:c="4"/>}</text:p>
      <text:p text:style-name="P3"><text:s text:c="4"/>return j;</text:p>
      <text:p text:style-name="P3">}</text:p>
      <text:p text:style-name="P3">void quick(int low,int high)</text:p>
      <text:p text:style-name="P3">{</text:p>
      <text:p text:style-name="P3"><text:s text:c="4"/>if(low&lt;high)</text:p>
      <text:p text:style-name="P3"><text:s text:c="4"/>{</text:p>
      <text:p text:style-name="P3"><text:s text:c="8"/>int mid=partition(low,high);</text:p>
      <text:p text:style-name="P3"><text:s text:c="8"/>quick(low,mid-1);</text:p>
      <text:p text:style-name="P3"><text:s text:c="8"/>quick(mid+1,high);</text:p>
      <text:p text:style-name="P3"><text:s text:c="4"/>}</text:p>
      <text:p text:style-name="P3">}</text:p>
      <text:p text:style-name="P3"><text:span text:style-name="T1">void</text:span> main()</text:p>
      <text:p text:style-name="P3">{</text:p>
      <text:p text:style-name="P3"><text:s text:c="4"/>int i;</text:p>
      <text:p text:style-name="P3"><text:s text:c="4"/>printf("Enter the size of the array : ");</text:p>
      <text:p text:style-name="P3"><text:s text:c="4"/>scanf("%d",&amp;n);</text:p>
      <text:p text:style-name="P3"><text:s text:c="4"/>printf("Enter the elements :\n");</text:p>
      <text:p text:style-name="P3"><text:s text:c="4"/>for(i=0;i&lt;n;i++)</text:p>
      <text:p text:style-name="P3"><text:s text:c="8"/>scanf("%d",&amp;a[i]);</text:p>
      <text:p text:style-name="P3"><text:s text:c="4"/>quick(0,n-1);</text:p>
      <text:p text:style-name="P3"><text:s text:c="4"/>printf("Sorted array :\n");</text:p>
      <text:p text:style-name="P3"><text:s text:c="4"/>for(i=0;i&lt;n;i++)</text:p>
      <text:p text:style-name="P3"><text:s text:c="8"/>printf("%d\t",a[i]);</text:p>
      <text:p text:style-name="P3">}</text:p>
      <text:p text:style-name="P2"><text:soft-page-break/></text:p>
      <text:p text:style-name="P1">OUTPUT:</text:p>
      <text:p text:style-name="P1"/>
      <text:p text:style-name="P4">Enter the size of the array : 5</text:p>
      <text:p text:style-name="P4">Enter the elements :</text:p>
      <text:p text:style-name="P4">9</text:p>
      <text:p text:style-name="P4">5</text:p>
      <text:p text:style-name="P4">1</text:p>
      <text:p text:style-name="P4">7</text:p>
      <text:p text:style-name="P4">8</text:p>
      <text:p text:style-name="P4">Sorted array :</text:p>
      <text:p text:style-name="P4">1 <text:s text:c="6"/>5 <text:s text:c="6"/>7 <text:s text:c="6"/>8 <text:s text:c="6"/>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7T15:50:00.918000000</dc:date>
    <meta:editing-duration>PT52M48S</meta:editing-duration>
    <meta:editing-cycles>8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62" meta:word-count="110" meta:character-count="990" meta:non-whitespace-character-count="643"/>
  </office:meta>
</office:document-meta>
</file>